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<text:a xlink:href="http://stats.cricinfo.com/ci/engine/player/35263.html?class=1;orderby=batted_score;template=results;type=batting;view=innings">Runs</text:a></text:p>
          </table:table-cell>
          <table:table-cell table:style-name="ce1" office:value-type="string">
            <text:p><text:a xlink:href="http://stats.cricinfo.com/ci/engine/player/35263.html?class=1;orderby=minutes;template=results;type=batting;view=innings">Mins</text:a></text:p>
          </table:table-cell>
          <table:table-cell table:style-name="ce1" office:value-type="string">
            <text:p><text:a xlink:href="http://stats.cricinfo.com/ci/engine/player/35263.html?class=1;orderby=balls_faced;template=results;type=batting;view=innings">BF</text:a></text:p>
          </table:table-cell>
          <table:table-cell table:style-name="ce1" office:value-type="string">
            <text:p><text:a xlink:href="http://stats.cricinfo.com/ci/engine/player/35263.html?class=1;orderby=fours;template=results;type=batting;view=innings">4s</text:a></text:p>
          </table:table-cell>
          <table:table-cell table:style-name="ce1" office:value-type="string">
            <text:p><text:a xlink:href="http://stats.cricinfo.com/ci/engine/player/35263.html?class=1;orderby=sixes;template=results;type=batting;view=innings">6s</text:a></text:p>
          </table:table-cell>
          <table:table-cell table:style-name="ce1" office:value-type="string">
            <text:p><text:a xlink:href="http://stats.cricinfo.com/ci/engine/player/35263.html?class=1;orderby=batting_strike_rate;template=results;type=batting;view=innings">SR</text:a></text:p>
          </table:table-cell>
          <table:table-cell table:style-name="ce1" office:value-type="string">
            <text:p><text:a xlink:href="http://stats.cricinfo.com/ci/engine/player/35263.html?class=1;orderby=batting_position;template=results;type=batting;view=innings">Pos</text:a></text:p>
          </table:table-cell>
          <table:table-cell table:style-name="ce1" office:value-type="string">
            <text:p><text:a xlink:href="http://stats.cricinfo.com/ci/engine/player/35263.html?class=1;orderby=dismissal;template=results;type=batting;view=innings">Dismissal</text:a></text:p>
          </table:table-cell>
          <table:table-cell table:style-name="ce1" office:value-type="string">
            <text:p><text:a xlink:href="http://stats.cricinfo.com/ci/engine/player/35263.html?class=1;orderby=innings_number;template=results;type=batting;view=innings">Inns</text:a></text:p>
          </table:table-cell>
          <table:table-cell table:style-name="ce4" office:value-type="string">
            <text:p>Opposition</text:p>
            <draw:frame table:end-cell-address="Sheet1.J1" table:end-x="0.1039in" table:end-y="0.1043in" draw:z-index="0" draw:name="http://i.imgci.com/espncricinfo/blackArrowUp.gif" draw:style-name="gr1" draw:text-style-name="P1" svg:width="0.1039in" svg:height="0.1039in" svg:x="0in" svg:y="0.0004in">
              <draw:image xlink:href="http://i.imgci.com/espncricinfo/blackArrowUp.gif" xlink:type="simple" xlink:show="embed" xlink:actuate="onLoad">
                <text:p/>
              </draw:image>
            </draw:frame>
          </table:table-cell>
          <table:table-cell table:style-name="ce4" office:value-type="string">
            <text:p>Ground</text:p>
          </table:table-cell>
          <table:table-cell table:style-name="ce1" office:value-type="string">
            <text:p><text:a xlink:href="http://stats.cricinfo.com/ci/engine/player/35263.html?class=1;orderby=start;orderbyad=reverse;template=results;type=batting;view=innings">Start Date</text:a></text:p>
            <draw:frame table:end-cell-address="Sheet1.L1" table:end-x="0.1039in" table:end-y="0.1043in" draw:z-index="1" draw:name="http://i.imgci.com/espncricinfo/blackArrowUp.gif" draw:style-name="gr1" draw:text-style-name="P1" svg:width="0.1039in" svg:height="0.1039in" svg:x="0in" svg:y="0.0004in">
              <draw:image xlink:href="http://i.imgci.com/espncricinfo/blackArrowUp.gif" xlink:type="simple" xlink:show="embed" xlink:actuate="onLoad">
                <text:p/>
              </draw:image>
            </draw:frame>
          </table:table-cell>
          <table:table-cell table:style-name="ce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72">
            <text:p>272</text:p>
          </table:table-cell>
          <table:table-cell office:value-type="float" office:value="173">
            <text:p>17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0.69">
            <text:p>60.69</text:p>
          </table:table-cell>
          <table:table-cell office:value-type="float" office:value="6">
            <text:p>6</text:p>
          </table:table-cell>
          <table:table-cell table:style-name="ce2" office:value-type="string">
            <text:p>bowled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42.html">Bloemfontein</text:a></text:p>
          </table:table-cell>
          <table:table-cell table:style-name="ce5" office:value-type="date" office:date-value="2001-11-03">
            <text:p>11/03/01</text:p>
          </table:table-cell>
          <table:table-cell table:style-name="ce2" office:value-type="string">
            <text:p><text:a xlink:href="http://stats.cricinfo.com/ci/engine/match/63951.html">Test # 1564</text:a>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6.11">
            <text:p>86.11</text:p>
          </table:table-cell>
          <table:table-cell office:value-type="float" office:value="6">
            <text:p>6</text:p>
          </table:table-cell>
          <table:table-cell table:style-name="ce2" office:value-type="string">
            <text:p>bowled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42.html">Bloemfontein</text:a></text:p>
          </table:table-cell>
          <table:table-cell table:style-name="ce5" office:value-type="date" office:date-value="2001-11-03">
            <text:p>11/03/01</text:p>
          </table:table-cell>
          <table:table-cell table:style-name="ce2" office:value-type="string">
            <text:p><text:a xlink:href="http://stats.cricinfo.com/ci/engine/match/63951.html">Test # 1564</text:a>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4.82">
            <text:p>44.82</text:p>
          </table:table-cell>
          <table:table-cell office:value-type="float" office:value="7">
            <text:p>7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159.html">Port Elizabeth</text:a></text:p>
          </table:table-cell>
          <table:table-cell table:style-name="ce5" office:value-type="date" office:date-value="2001-11-16">
            <text:p>11/16/01</text:p>
          </table:table-cell>
          <table:table-cell table:style-name="ce2" office:value-type="string">
            <text:p><text:a xlink:href="http://stats.cricinfo.com/ci/engine/match/63952.html">Test # 1569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6" office:value-type="string">
            <text:p>-</text:p>
          </table:table-cell>
          <table:table-cell table:style-name="ce2" office:value-type="string">
            <text:p>-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159.html">Port Elizabeth</text:a></text:p>
          </table:table-cell>
          <table:table-cell table:style-name="ce5" office:value-type="date" office:date-value="2001-11-16">
            <text:p>11/16/01</text:p>
          </table:table-cell>
          <table:table-cell table:style-name="ce2" office:value-type="string">
            <text:p><text:a xlink:href="http://stats.cricinfo.com/ci/engine/match/63952.html">Test # 1569</text:a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8.82">
            <text:p>58.82</text:p>
          </table:table-cell>
          <table:table-cell office:value-type="float" office:value="7">
            <text:p>7</text:p>
          </table:table-cell>
          <table:table-cell table:style-name="ce2" office:value-type="string">
            <text:p>lbw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table:style-name="ce5" office:value-type="date" office:date-value="2001-12-11">
            <text:p>12/11/01</text:p>
          </table:table-cell>
          <table:table-cell table:style-name="ce2" office:value-type="string">
            <text:p><text:a xlink:href="http://stats.cricinfo.com/ci/engine/match/63962.html">Test # 1575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6" office:value-type="string">
            <text:p>-</text:p>
          </table:table-cell>
          <table:table-cell table:style-name="ce2" office:value-type="string">
            <text:p>-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table:style-name="ce5" office:value-type="date" office:date-value="2001-12-11">
            <text:p>12/11/01</text:p>
          </table:table-cell>
          <table:table-cell table:style-name="ce2" office:value-type="string">
            <text:p><text:a xlink:href="http://stats.cricinfo.com/ci/engine/match/63962.html">Test # 1575</text:a>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23">
            <text:p>123</text:p>
          </table:table-cell>
          <table:table-cell office:value-type="float" office:value="88">
            <text:p>8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table:style-name="ce5" office:value-type="date" office:date-value="2001-12-19">
            <text:p>12/19/01</text:p>
          </table:table-cell>
          <table:table-cell table:style-name="ce2" office:value-type="string">
            <text:p><text:a xlink:href="http://stats.cricinfo.com/ci/engine/match/63963.html">Test # 1578</text:a>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45">
            <text:p>145</text:p>
          </table:table-cell>
          <table:table-cell office:value-type="float" office:value="118">
            <text:p>11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2.71">
            <text:p>62.71</text:p>
          </table:table-cell>
          <table:table-cell office:value-type="float" office:value="6">
            <text:p>6</text:p>
          </table:table-cell>
          <table:table-cell table:style-name="ce2" office:value-type="string">
            <text:p>lbw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table:style-name="ce5" office:value-type="date" office:date-value="2002-02-28">
            <text:p>02/28/02</text:p>
          </table:table-cell>
          <table:table-cell table:style-name="ce2" office:value-type="string">
            <text:p><text:a xlink:href="http://stats.cricinfo.com/ci/engine/match/63977.html">Test # 1591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6" office:value-type="string">
            <text:p>-</text:p>
          </table:table-cell>
          <table:table-cell table:style-name="ce2" office:value-type="string">
            <text:p>-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table:style-name="ce5" office:value-type="date" office:date-value="2002-02-28">
            <text:p>02/28/02</text:p>
          </table:table-cell>
          <table:table-cell table:style-name="ce2" office:value-type="string">
            <text:p><text:a xlink:href="http://stats.cricinfo.com/ci/engine/match/63977.html">Test # 1591</text:a>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49">
            <text:p>149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7.5">
            <text:p>87.5</text:p>
          </table:table-cell>
          <table:table-cell office:value-type="float" office:value="2">
            <text:p>2</text:p>
          </table:table-cell>
          <table:table-cell table:style-name="ce2" office:value-type="string">
            <text:p>bowled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29.html">Lord's</text:a></text:p>
          </table:table-cell>
          <table:table-cell table:style-name="ce5" office:value-type="date" office:date-value="2002-07-25">
            <text:p>07/25/02</text:p>
          </table:table-cell>
          <table:table-cell table:style-name="ce2" office:value-type="string">
            <text:p><text:a xlink:href="http://stats.cricinfo.com/ci/engine/match/63997.html">Test # 1610</text:a>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4.28">
            <text:p>64.28</text:p>
          </table:table-cell>
          <table:table-cell office:value-type="float" office:value="2">
            <text:p>2</text:p>
          </table:table-cell>
          <table:table-cell table:style-name="ce2" office:value-type="string">
            <text:p>bowled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29.html">Lord's</text:a></text:p>
          </table:table-cell>
          <table:table-cell table:style-name="ce5" office:value-type="date" office:date-value="2002-07-25">
            <text:p>07/25/02</text:p>
          </table:table-cell>
          <table:table-cell table:style-name="ce2" office:value-type="string">
            <text:p><text:a xlink:href="http://stats.cricinfo.com/ci/engine/match/63997.html">Test # 1610</text:a>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57">
            <text:p>257</text:p>
          </table:table-cell>
          <table:table-cell office:value-type="float" office:value="183">
            <text:p>18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7.92">
            <text:p>57.92</text:p>
          </table:table-cell>
          <table:table-cell office:value-type="float" office:value="2">
            <text:p>2</text:p>
          </table:table-cell>
          <table:table-cell table:style-name="ce2" office:value-type="string">
            <text:p>bowled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219.html">Nottingham</text:a></text:p>
          </table:table-cell>
          <table:table-cell table:style-name="ce5" office:value-type="date" office:date-value="2002-08-08">
            <text:p>08/08/02</text:p>
          </table:table-cell>
          <table:table-cell table:style-name="ce2" office:value-type="string">
            <text:p><text:a xlink:href="http://stats.cricinfo.com/ci/engine/match/63998.html">Test # 1612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lbw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219.html">Nottingham</text:a></text:p>
          </table:table-cell>
          <table:table-cell table:style-name="ce5" office:value-type="date" office:date-value="2002-08-08">
            <text:p>08/08/02</text:p>
          </table:table-cell>
          <table:table-cell table:style-name="ce2" office:value-type="string">
            <text:p><text:a xlink:href="http://stats.cricinfo.com/ci/engine/match/63998.html">Test # 1612</text:a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.78">
            <text:p>34.78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092.html">Leeds</text:a></text:p>
          </table:table-cell>
          <table:table-cell table:style-name="ce5" office:value-type="date" office:date-value="2002-08-22">
            <text:p>08/22/02</text:p>
          </table:table-cell>
          <table:table-cell table:style-name="ce2" office:value-type="string">
            <text:p><text:a xlink:href="http://stats.cricinfo.com/ci/engine/match/63999.html">Test # 1613</text:a>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27.html">The Oval</text:a></text:p>
          </table:table-cell>
          <table:table-cell table:style-name="ce5" office:value-type="date" office:date-value="2002-09-05">
            <text:p>09/05/02</text:p>
          </table:table-cell>
          <table:table-cell table:style-name="ce2" office:value-type="string">
            <text:p><text:a xlink:href="http://stats.cricinfo.com/ci/engine/match/64000.html">Test # 1614</text:a>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01">
            <text:p>301</text:p>
          </table:table-cell>
          <table:table-cell office:value-type="float" office:value="206">
            <text:p>20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71.35">
            <text:p>71.35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table:style-name="ce5" office:value-type="date" office:date-value="2002-10-09">
            <text:p>10/09/02</text:p>
          </table:table-cell>
          <table:table-cell table:style-name="ce2" office:value-type="string">
            <text:p><text:a xlink:href="http://stats.cricinfo.com/ci/engine/match/64004.html">Test # 1616</text:a>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0">
            <text:p>120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3.84">
            <text:p>93.84</text:p>
          </table:table-cell>
          <table:table-cell office:value-type="float" office:value="2">
            <text:p>2</text:p>
          </table:table-cell>
          <table:table-cell table:style-name="ce2" office:value-type="string">
            <text:p>bowled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table:style-name="ce5" office:value-type="date" office:date-value="2002-10-17">
            <text:p>10/17/02</text:p>
          </table:table-cell>
          <table:table-cell table:style-name="ce2" office:value-type="string">
            <text:p><text:a xlink:href="http://stats.cricinfo.com/ci/engine/match/64005.html">Test # 1618</text:a>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table:style-name="ce2" office:value-type="string">
            <text:p>stumped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table:style-name="ce5" office:value-type="date" office:date-value="2002-10-17">
            <text:p>10/17/02</text:p>
          </table:table-cell>
          <table:table-cell table:style-name="ce2" office:value-type="string">
            <text:p><text:a xlink:href="http://stats.cricinfo.com/ci/engine/match/64005.html">Test # 1618</text:a>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string">
            <text:p>lbw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table:style-name="ce5" office:value-type="date" office:date-value="2002-10-30">
            <text:p>10/30/02</text:p>
          </table:table-cell>
          <table:table-cell table:style-name="ce2" office:value-type="string">
            <text:p><text:a xlink:href="http://stats.cricinfo.com/ci/engine/match/64006.html">Test # 1622</text:a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2.85">
            <text:p>142.85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table:style-name="ce5" office:value-type="date" office:date-value="2002-10-30">
            <text:p>10/30/02</text:p>
          </table:table-cell>
          <table:table-cell table:style-name="ce2" office:value-type="string">
            <text:p><text:a xlink:href="http://stats.cricinfo.com/ci/engine/match/64006.html">Test # 1622</text:a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2">
            <text:p>2</text:p>
          </table:table-cell>
          <table:table-cell table:style-name="ce2" office:value-type="string">
            <text:p>bowled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95.html">Wellington</text:a></text:p>
          </table:table-cell>
          <table:table-cell table:style-name="ce5" office:value-type="date" office:date-value="2002-12-12">
            <text:p>12/12/02</text:p>
          </table:table-cell>
          <table:table-cell table:style-name="ce2" office:value-type="string">
            <text:p><text:a xlink:href="http://stats.cricinfo.com/ci/engine/match/64020.html">Test # 1631</text:a>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style-name="ce2" office:value-type="string">
            <text:p>lbw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95.html">Wellington</text:a></text:p>
          </table:table-cell>
          <table:table-cell table:style-name="ce5" office:value-type="date" office:date-value="2002-12-12">
            <text:p>12/12/02</text:p>
          </table:table-cell>
          <table:table-cell table:style-name="ce2" office:value-type="string">
            <text:p><text:a xlink:href="http://stats.cricinfo.com/ci/engine/match/64020.html">Test # 1631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.76">
            <text:p>4.76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31.html">Hamilton</text:a></text:p>
          </table:table-cell>
          <table:table-cell table:style-name="ce5" office:value-type="date" office:date-value="2002-12-19">
            <text:p>12/19/02</text:p>
          </table:table-cell>
          <table:table-cell table:style-name="ce2" office:value-type="string">
            <text:p><text:a xlink:href="http://stats.cricinfo.com/ci/engine/match/64021.html">Test # 1633</text:a>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8.88">
            <text:p>138.88</text:p>
          </table:table-cell>
          <table:table-cell office:value-type="float" office:value="7">
            <text:p>7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31.html">Hamilton</text:a></text:p>
          </table:table-cell>
          <table:table-cell table:style-name="ce5" office:value-type="date" office:date-value="2002-12-19">
            <text:p>12/19/02</text:p>
          </table:table-cell>
          <table:table-cell table:style-name="ce2" office:value-type="string">
            <text:p><text:a xlink:href="http://stats.cricinfo.com/ci/engine/match/64021.html">Test # 1633</text:a>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0.62">
            <text:p>90.62</text:p>
          </table:table-cell>
          <table:table-cell office:value-type="float" office:value="2">
            <text:p>2</text:p>
          </table:table-cell>
          <table:table-cell table:style-name="ce2" office:value-type="string">
            <text:p>lbw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table:style-name="ce5" office:value-type="date" office:date-value="2003-10-08">
            <text:p>10/08/03</text:p>
          </table:table-cell>
          <table:table-cell table:style-name="ce2" office:value-type="string">
            <text:p><text:a xlink:href="http://stats.cricinfo.com/ci/engine/match/64046.html">Test # 1660</text:a>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.62">
            <text:p>58.62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table:style-name="ce5" office:value-type="date" office:date-value="2003-10-08">
            <text:p>10/08/03</text:p>
          </table:table-cell>
          <table:table-cell table:style-name="ce2" office:value-type="string">
            <text:p><text:a xlink:href="http://stats.cricinfo.com/ci/engine/match/64046.html">Test # 1660</text:a>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316">
            <text:p>316</text:p>
          </table:table-cell>
          <table:table-cell office:value-type="float" office:value="225">
            <text:p>22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7.77">
            <text:p>57.77</text:p>
          </table:table-cell>
          <table:table-cell office:value-type="float" office:value="2">
            <text:p>2</text:p>
          </table:table-cell>
          <table:table-cell table:style-name="ce2" office:value-type="string">
            <text:p>bowled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table:style-name="ce5" office:value-type="date" office:date-value="2003-10-16">
            <text:p>10/16/03</text:p>
          </table:table-cell>
          <table:table-cell table:style-name="ce2" office:value-type="string">
            <text:p><text:a xlink:href="http://stats.cricinfo.com/ci/engine/match/64047.html">Test # 1662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4.28">
            <text:p>14.28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table:style-name="ce5" office:value-type="date" office:date-value="2003-10-16">
            <text:p>10/16/03</text:p>
          </table:table-cell>
          <table:table-cell table:style-name="ce2" office:value-type="string">
            <text:p><text:a xlink:href="http://stats.cricinfo.com/ci/engine/match/64047.html">Test # 1662</text:a>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8.23">
            <text:p>88.23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336.html">Brisbane</text:a></text:p>
          </table:table-cell>
          <table:table-cell table:style-name="ce5" office:value-type="date" office:date-value="2003-12-04">
            <text:p>12/04/03</text:p>
          </table:table-cell>
          <table:table-cell table:style-name="ce2" office:value-type="string">
            <text:p><text:a xlink:href="http://stats.cricinfo.com/ci/engine/match/64059.html">Test # 1671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336.html">Brisbane</text:a></text:p>
          </table:table-cell>
          <table:table-cell table:style-name="ce5" office:value-type="date" office:date-value="2003-12-04">
            <text:p>12/04/03</text:p>
          </table:table-cell>
          <table:table-cell table:style-name="ce2" office:value-type="string">
            <text:p><text:a xlink:href="http://stats.cricinfo.com/ci/engine/match/64059.html">Test # 1671</text:a>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4.63">
            <text:p>114.63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293.html">Adelaide</text:a></text:p>
          </table:table-cell>
          <table:table-cell table:style-name="ce5" office:value-type="date" office:date-value="2003-12-12">
            <text:p>12/12/03</text:p>
          </table:table-cell>
          <table:table-cell table:style-name="ce2" office:value-type="string">
            <text:p><text:a xlink:href="http://stats.cricinfo.com/ci/engine/match/64060.html">Test # 1673</text:a>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.02">
            <text:p>58.02</text:p>
          </table:table-cell>
          <table:table-cell office:value-type="float" office:value="2">
            <text:p>2</text:p>
          </table:table-cell>
          <table:table-cell table:style-name="ce2" office:value-type="string">
            <text:p>stumped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293.html">Adelaide</text:a></text:p>
          </table:table-cell>
          <table:table-cell table:style-name="ce5" office:value-type="date" office:date-value="2003-12-12">
            <text:p>12/12/03</text:p>
          </table:table-cell>
          <table:table-cell table:style-name="ce2" office:value-type="string">
            <text:p><text:a xlink:href="http://stats.cricinfo.com/ci/engine/match/64060.html">Test # 1673</text:a>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12">
            <text:p>312</text:p>
          </table:table-cell>
          <table:table-cell office:value-type="float" office:value="233">
            <text:p>23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83.69">
            <text:p>83.69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41.html">Melbourne</text:a></text:p>
          </table:table-cell>
          <table:table-cell table:style-name="ce5" office:value-type="date" office:date-value="2003-12-26">
            <text:p>12/26/03</text:p>
          </table:table-cell>
          <table:table-cell table:style-name="ce2" office:value-type="string">
            <text:p><text:a xlink:href="http://stats.cricinfo.com/ci/engine/match/64061.html">Test # 1678</text:a>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4.61">
            <text:p>84.61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41.html">Melbourne</text:a></text:p>
          </table:table-cell>
          <table:table-cell table:style-name="ce5" office:value-type="date" office:date-value="2003-12-26">
            <text:p>12/26/03</text:p>
          </table:table-cell>
          <table:table-cell table:style-name="ce2" office:value-type="string">
            <text:p><text:a xlink:href="http://stats.cricinfo.com/ci/engine/match/64061.html">Test # 1678</text:a>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69">
            <text:p>169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2.6">
            <text:p>62.6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544.html">Sydney</text:a></text:p>
          </table:table-cell>
          <table:table-cell table:style-name="ce5" office:value-type="date" office:date-value="2004-01-02">
            <text:p>01/02/04</text:p>
          </table:table-cell>
          <table:table-cell table:style-name="ce2" office:value-type="string">
            <text:p><text:a xlink:href="http://stats.cricinfo.com/ci/engine/match/64062.html">Test # 1680</text:a>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544.html">Sydney</text:a></text:p>
          </table:table-cell>
          <table:table-cell table:style-name="ce5" office:value-type="date" office:date-value="2004-01-02">
            <text:p>01/02/04</text:p>
          </table:table-cell>
          <table:table-cell table:style-name="ce2" office:value-type="string">
            <text:p><text:a xlink:href="http://stats.cricinfo.com/ci/engine/match/64062.html">Test # 1680</text:a>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531">
            <text:p>531</text:p>
          </table:table-cell>
          <table:table-cell office:value-type="float" office:value="375">
            <text:p>37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82.4">
            <text:p>82.4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86.html">Multan</text:a></text:p>
          </table:table-cell>
          <table:table-cell table:style-name="ce5" office:value-type="date" office:date-value="2004-03-28">
            <text:p>03/28/04</text:p>
          </table:table-cell>
          <table:table-cell table:style-name="ce2" office:value-type="string">
            <text:p><text:a xlink:href="http://stats.cricinfo.com/ci/engine/match/64081.html">Test # 1693</text:a>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0.69">
            <text:p>90.69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67.html">Lahore</text:a></text:p>
          </table:table-cell>
          <table:table-cell table:style-name="ce5" office:value-type="date" office:date-value="2004-04-05">
            <text:p>04/05/04</text:p>
          </table:table-cell>
          <table:table-cell table:style-name="ce2" office:value-type="string">
            <text:p><text:a xlink:href="http://stats.cricinfo.com/ci/engine/match/64082.html">Test # 1695</text:a>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14">
            <text:p>214</text:p>
          </table:table-cell>
          <table:table-cell office:value-type="float" office:value="134">
            <text:p>13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7.16">
            <text:p>67.16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67.html">Lahore</text:a></text:p>
          </table:table-cell>
          <table:table-cell table:style-name="ce5" office:value-type="date" office:date-value="2004-04-05">
            <text:p>04/05/04</text:p>
          </table:table-cell>
          <table:table-cell table:style-name="ce2" office:value-type="string">
            <text:p><text:a xlink:href="http://stats.cricinfo.com/ci/engine/match/64082.html">Test # 1695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9006.html">Rawalpindi</text:a></text:p>
          </table:table-cell>
          <table:table-cell table:style-name="ce5" office:value-type="date" office:date-value="2004-04-13">
            <text:p>04/13/04</text:p>
          </table:table-cell>
          <table:table-cell table:style-name="ce2" office:value-type="string">
            <text:p><text:a xlink:href="http://stats.cricinfo.com/ci/engine/match/64083.html">Test # 1697</text:a>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8.42">
            <text:p>68.42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table:style-name="ce5" office:value-type="date" office:date-value="2004-10-06">
            <text:p>10/06/04</text:p>
          </table:table-cell>
          <table:table-cell table:style-name="ce2" office:value-type="string">
            <text:p><text:a xlink:href="http://stats.cricinfo.com/ci/engine/match/64099.html">Test # 1713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string">
            <text:p>lbw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table:style-name="ce5" office:value-type="date" office:date-value="2004-10-06">
            <text:p>10/06/04</text:p>
          </table:table-cell>
          <table:table-cell table:style-name="ce2" office:value-type="string">
            <text:p><text:a xlink:href="http://stats.cricinfo.com/ci/engine/match/64099.html">Test # 1713</text:a>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56">
            <text:p>356</text:p>
          </table:table-cell>
          <table:table-cell office:value-type="float" office:value="221">
            <text:p>22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0.13">
            <text:p>70.13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table:style-name="ce5" office:value-type="date" office:date-value="2004-10-14">
            <text:p>10/14/04</text:p>
          </table:table-cell>
          <table:table-cell table:style-name="ce2" office:value-type="string">
            <text:p><text:a xlink:href="http://stats.cricinfo.com/ci/engine/match/64100.html">Test # 1714</text:a></text:p>
          </table:table-cell>
        </table:table-row>
        <table:table-row table:style-name="ro1">
          <table:table-cell office:value-type="string">
            <text:p>12*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table:style-name="ce2" office:value-type="string">
            <text:p>not out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table:style-name="ce5" office:value-type="date" office:date-value="2004-10-14">
            <text:p>10/14/04</text:p>
          </table:table-cell>
          <table:table-cell table:style-name="ce2" office:value-type="string">
            <text:p><text:a xlink:href="http://stats.cricinfo.com/ci/engine/match/64100.html">Test # 1714</text:a>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344.html">Nagpur</text:a></text:p>
          </table:table-cell>
          <table:table-cell table:style-name="ce5" office:value-type="date" office:date-value="2004-10-26">
            <text:p>10/26/04</text:p>
          </table:table-cell>
          <table:table-cell table:style-name="ce2" office:value-type="string">
            <text:p><text:a xlink:href="http://stats.cricinfo.com/ci/engine/match/64101.html">Test # 1718</text:a>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41">
            <text:p>141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1.7">
            <text:p>61.7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344.html">Nagpur</text:a></text:p>
          </table:table-cell>
          <table:table-cell table:style-name="ce5" office:value-type="date" office:date-value="2004-10-26">
            <text:p>10/26/04</text:p>
          </table:table-cell>
          <table:table-cell table:style-name="ce2" office:value-type="string">
            <text:p><text:a xlink:href="http://stats.cricinfo.com/ci/engine/match/64101.html">Test # 1718</text:a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.72">
            <text:p>72.72</text:p>
          </table:table-cell>
          <table:table-cell office:value-type="float" office:value="2">
            <text:p>2</text:p>
          </table:table-cell>
          <table:table-cell table:style-name="ce2" office:value-type="string">
            <text:p>bowled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table:style-name="ce5" office:value-type="date" office:date-value="2004-11-03">
            <text:p>11/03/04</text:p>
          </table:table-cell>
          <table:table-cell table:style-name="ce2" office:value-type="string">
            <text:p><text:a xlink:href="http://stats.cricinfo.com/ci/engine/match/64102.html">Test # 1720</text:a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.71">
            <text:p>35.71</text:p>
          </table:table-cell>
          <table:table-cell office:value-type="float" office:value="2">
            <text:p>2</text:p>
          </table:table-cell>
          <table:table-cell table:style-name="ce2" office:value-type="string">
            <text:p>lbw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table:style-name="ce5" office:value-type="date" office:date-value="2004-11-03">
            <text:p>11/03/04</text:p>
          </table:table-cell>
          <table:table-cell table:style-name="ce2" office:value-type="string">
            <text:p><text:a xlink:href="http://stats.cricinfo.com/ci/engine/match/64102.html">Test # 1720</text:a>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28">
            <text:p>328</text:p>
          </table:table-cell>
          <table:table-cell office:value-type="float" office:value="228">
            <text:p>22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71.92">
            <text:p>71.92</text:p>
          </table:table-cell>
          <table:table-cell office:value-type="float" office:value="1">
            <text:p>1</text:p>
          </table:table-cell>
          <table:table-cell table:style-name="ce2" office:value-type="string">
            <text:p>lbw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8204.html">Kanpur</text:a></text:p>
          </table:table-cell>
          <table:table-cell table:style-name="ce5" office:value-type="date" office:date-value="2004-11-20">
            <text:p>11/20/04</text:p>
          </table:table-cell>
          <table:table-cell table:style-name="ce2" office:value-type="string">
            <text:p><text:a xlink:href="http://stats.cricinfo.com/ci/engine/match/64109.html">Test # 1722</text:a>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9">
            <text:p>189</text:p>
          </table:table-cell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4.57">
            <text:p>74.57</text:p>
          </table:table-cell>
          <table:table-cell office:value-type="float" office:value="1">
            <text:p>1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table:style-name="ce5" office:value-type="date" office:date-value="2004-11-28">
            <text:p>11/28/04</text:p>
          </table:table-cell>
          <table:table-cell table:style-name="ce2" office:value-type="string">
            <text:p><text:a xlink:href="http://stats.cricinfo.com/ci/engine/match/64110.html">Test # 1724</text:a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.55">
            <text:p>55.55</text:p>
          </table:table-cell>
          <table:table-cell office:value-type="float" office:value="1">
            <text:p>1</text:p>
          </table:table-cell>
          <table:table-cell table:style-name="ce2" office:value-type="string">
            <text:p>caught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table:style-name="ce5" office:value-type="date" office:date-value="2004-11-28">
            <text:p>11/28/04</text:p>
          </table:table-cell>
          <table:table-cell table:style-name="ce2" office:value-type="string">
            <text:p><text:a xlink:href="http://stats.cricinfo.com/ci/engine/match/64110.html">Test # 1724</text:a>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2.22">
            <text:p>72.22</text:p>
          </table:table-cell>
          <table:table-cell office:value-type="float" office:value="2">
            <text:p>2</text:p>
          </table:table-cell>
          <table:table-cell table:style-name="ce2" office:value-type="string">
            <text:p>lbw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56661.html">Dhaka</text:a></text:p>
          </table:table-cell>
          <table:table-cell table:style-name="ce5" office:value-type="date" office:date-value="2004-12-10">
            <text:p>12/10/04</text:p>
          </table:table-cell>
          <table:table-cell table:style-name="ce2" office:value-type="string">
            <text:p><text:a xlink:href="http://stats.cricinfo.com/ci/engine/match/64111.html">Test # 1725</text:a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2.5">
            <text:p>62.5</text:p>
          </table:table-cell>
          <table:table-cell office:value-type="float" office:value="1">
            <text:p>1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56656.html">Chittagong</text:a></text:p>
          </table:table-cell>
          <table:table-cell table:style-name="ce5" office:value-type="date" office:date-value="2004-12-17">
            <text:p>12/17/04</text:p>
          </table:table-cell>
          <table:table-cell table:style-name="ce2" office:value-type="string">
            <text:p><text:a xlink:href="http://stats.cricinfo.com/ci/engine/match/64112.html">Test # 1727</text:a>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52">
            <text:p>352</text:p>
          </table:table-cell>
          <table:table-cell office:value-type="float" office:value="244">
            <text:p>24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0.9">
            <text:p>70.9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table:style-name="ce5" office:value-type="date" office:date-value="2005-03-08">
            <text:p>03/08/05</text:p>
          </table:table-cell>
          <table:table-cell table:style-name="ce2" office:value-type="string">
            <text:p><text:a xlink:href="http://stats.cricinfo.com/ci/engine/match/64125.html">Test # 1738</text:a>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4.28">
            <text:p>64.28</text:p>
          </table:table-cell>
          <table:table-cell office:value-type="float" office:value="2">
            <text:p>2</text:p>
          </table:table-cell>
          <table:table-cell table:style-name="ce2" office:value-type="string">
            <text:p>stumped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table:style-name="ce5" office:value-type="date" office:date-value="2005-03-08">
            <text:p>03/08/05</text:p>
          </table:table-cell>
          <table:table-cell table:style-name="ce2" office:value-type="string">
            <text:p><text:a xlink:href="http://stats.cricinfo.com/ci/engine/match/64125.html">Test # 1738</text:a>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49">
            <text:p>149</text:p>
          </table:table-cell>
          <table:table-cell office:value-type="float" office:value="114">
            <text:p>11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1.05">
            <text:p>71.05</text:p>
          </table:table-cell>
          <table:table-cell office:value-type="float" office:value="1">
            <text:p>1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table:style-name="ce5" office:value-type="date" office:date-value="2005-03-16">
            <text:p>03/16/05</text:p>
          </table:table-cell>
          <table:table-cell table:style-name="ce2" office:value-type="string">
            <text:p><text:a xlink:href="http://stats.cricinfo.com/ci/engine/match/64126.html">Test # 1741</text:a>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style-name="ce2" office:value-type="string">
            <text:p>bowled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table:style-name="ce5" office:value-type="date" office:date-value="2005-03-16">
            <text:p>03/16/05</text:p>
          </table:table-cell>
          <table:table-cell table:style-name="ce2" office:value-type="string">
            <text:p><text:a xlink:href="http://stats.cricinfo.com/ci/engine/match/64126.html">Test # 1741</text:a>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25">
            <text:p>325</text:p>
          </table:table-cell>
          <table:table-cell office:value-type="float" office:value="262">
            <text:p>26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6.71">
            <text:p>76.71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table:style-name="ce5" office:value-type="date" office:date-value="2005-03-24">
            <text:p>03/24/05</text:p>
          </table:table-cell>
          <table:table-cell table:style-name="ce2" office:value-type="string">
            <text:p><text:a xlink:href="http://stats.cricinfo.com/ci/engine/match/64127.html">Test # 1743</text:a>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7">
            <text:p>107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1.69">
            <text:p>71.69</text:p>
          </table:table-cell>
          <table:table-cell office:value-type="float" office:value="2">
            <text:p>2</text:p>
          </table:table-cell>
          <table:table-cell table:style-name="ce2" office:value-type="string">
            <text:p>run out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table:style-name="ce5" office:value-type="date" office:date-value="2005-03-24">
            <text:p>03/24/05</text:p>
          </table:table-cell>
          <table:table-cell table:style-name="ce2" office:value-type="string">
            <text:p><text:a xlink:href="http://stats.cricinfo.com/ci/engine/match/64127.html">Test # 1743</text:a>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1.66">
            <text:p>91.66</text:p>
          </table:table-cell>
          <table:table-cell office:value-type="float" office:value="2">
            <text:p>2</text:p>
          </table:table-cell>
          <table:table-cell table:style-name="ce2" office:value-type="string">
            <text:p>bowled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9537.html">Bulawayo</text:a></text:p>
          </table:table-cell>
          <table:table-cell table:style-name="ce5" office:value-type="date" office:date-value="2005-09-13">
            <text:p>09/13/05</text:p>
          </table:table-cell>
          <table:table-cell table:style-name="ce2" office:value-type="string">
            <text:p><text:a xlink:href="http://stats.cricinfo.com/ci/engine/match/219062.html">Test # 1765</text:a>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9545.html">Harare</text:a></text:p>
          </table:table-cell>
          <table:table-cell table:style-name="ce5" office:value-type="date" office:date-value="2005-09-20">
            <text:p>09/20/05</text:p>
          </table:table-cell>
          <table:table-cell table:style-name="ce2" office:value-type="string">
            <text:p><text:a xlink:href="http://stats.cricinfo.com/ci/engine/match/219613.html">Test # 1767</text:a></text:p>
          </table:table-cell>
        </table:table-row>
        <table:table-row table:style-name="ro1">
          <table:table-cell office:value-type="string">
            <text:p>14*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7.27">
            <text:p>127.27</text:p>
          </table:table-cell>
          <table:table-cell office:value-type="float" office:value="2">
            <text:p>2</text:p>
          </table:table-cell>
          <table:table-cell table:style-name="ce2" office:value-type="string">
            <text:p>not out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9545.html">Harare</text:a></text:p>
          </table:table-cell>
          <table:table-cell table:style-name="ce5" office:value-type="date" office:date-value="2005-09-20">
            <text:p>09/20/05</text:p>
          </table:table-cell>
          <table:table-cell table:style-name="ce2" office:value-type="string">
            <text:p><text:a xlink:href="http://stats.cricinfo.com/ci/engine/match/219613.html">Test # 1767</text:a>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48">
            <text:p>148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2.68">
            <text:p>92.68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544.html">Sydney</text:a></text:p>
          </table:table-cell>
          <table:table-cell table:style-name="ce5" office:value-type="date" office:date-value="2005-10-14">
            <text:p>10/14/05</text:p>
          </table:table-cell>
          <table:table-cell table:style-name="ce2" office:value-type="string">
            <text:p><text:a xlink:href="http://stats.cricinfo.com/ci/engine/match/221840.html">Test # 1768</text:a>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.84">
            <text:p>53.84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544.html">Sydney</text:a></text:p>
          </table:table-cell>
          <table:table-cell table:style-name="ce5" office:value-type="date" office:date-value="2005-10-14">
            <text:p>10/14/05</text:p>
          </table:table-cell>
          <table:table-cell table:style-name="ce2" office:value-type="string">
            <text:p><text:a xlink:href="http://stats.cricinfo.com/ci/engine/match/221840.html">Test # 1768</text:a>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8.57">
            <text:p>128.57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table:style-name="ce5" office:value-type="date" office:date-value="2005-12-02">
            <text:p>12/02/05</text:p>
          </table:table-cell>
          <table:table-cell table:style-name="ce2" office:value-type="string">
            <text:p><text:a xlink:href="http://stats.cricinfo.com/ci/engine/match/226361.html">Test # 1775</text:a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7.14">
            <text:p>57.14</text:p>
          </table:table-cell>
          <table:table-cell office:value-type="float" office:value="2">
            <text:p>2</text:p>
          </table:table-cell>
          <table:table-cell table:style-name="ce2" office:value-type="string">
            <text:p>bowled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table:style-name="ce5" office:value-type="date" office:date-value="2005-12-18">
            <text:p>12/18/05</text:p>
          </table:table-cell>
          <table:table-cell table:style-name="ce2" office:value-type="string">
            <text:p><text:a xlink:href="http://stats.cricinfo.com/ci/engine/match/226363.html">Test # 1778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table:style-name="ce5" office:value-type="date" office:date-value="2005-12-18">
            <text:p>12/18/05</text:p>
          </table:table-cell>
          <table:table-cell table:style-name="ce2" office:value-type="string">
            <text:p><text:a xlink:href="http://stats.cricinfo.com/ci/engine/match/226363.html">Test # 1778</text:a>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28">
            <text:p>328</text:p>
          </table:table-cell>
          <table:table-cell office:value-type="float" office:value="247">
            <text:p>247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02.83">
            <text:p>102.83</text:p>
          </table:table-cell>
          <table:table-cell office:value-type="float" office:value="1">
            <text:p>1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67.html">Lahore</text:a></text:p>
          </table:table-cell>
          <table:table-cell table:style-name="ce5" office:value-type="date" office:date-value="2006-01-13">
            <text:p>01/13/06</text:p>
          </table:table-cell>
          <table:table-cell table:style-name="ce2" office:value-type="string">
            <text:p><text:a xlink:href="http://stats.cricinfo.com/ci/engine/match/232615.html">Test # 1781</text:a>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2.09">
            <text:p>72.09</text:p>
          </table:table-cell>
          <table:table-cell office:value-type="float" office:value="1">
            <text:p>1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27.html">Faisalabad</text:a></text:p>
          </table:table-cell>
          <table:table-cell table:style-name="ce5" office:value-type="date" office:date-value="2006-01-21">
            <text:p>01/21/06</text:p>
          </table:table-cell>
          <table:table-cell table:style-name="ce2" office:value-type="string">
            <text:p><text:a xlink:href="http://stats.cricinfo.com/ci/engine/match/233797.html">Test # 1782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6" office:value-type="string">
            <text:p>-</text:p>
          </table:table-cell>
          <table:table-cell table:style-name="ce2" office:value-type="string">
            <text:p>-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27.html">Faisalabad</text:a></text:p>
          </table:table-cell>
          <table:table-cell table:style-name="ce5" office:value-type="date" office:date-value="2006-01-21">
            <text:p>01/21/06</text:p>
          </table:table-cell>
          <table:table-cell table:style-name="ce2" office:value-type="string">
            <text:p><text:a xlink:href="http://stats.cricinfo.com/ci/engine/match/233797.html">Test # 1782</text:a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56.html">Karachi</text:a></text:p>
          </table:table-cell>
          <table:table-cell table:style-name="ce5" office:value-type="date" office:date-value="2006-01-29">
            <text:p>01/29/06</text:p>
          </table:table-cell>
          <table:table-cell table:style-name="ce2" office:value-type="string">
            <text:p><text:a xlink:href="http://stats.cricinfo.com/ci/engine/match/234783.html">Test # 1783</text:a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2" office:value-type="string">
            <text:p>bowled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56.html">Karachi</text:a></text:p>
          </table:table-cell>
          <table:table-cell table:style-name="ce5" office:value-type="date" office:date-value="2006-01-29">
            <text:p>01/29/06</text:p>
          </table:table-cell>
          <table:table-cell table:style-name="ce2" office:value-type="string">
            <text:p><text:a xlink:href="http://stats.cricinfo.com/ci/engine/match/234783.html">Test # 1783</text:a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8344.html">Nagpur</text:a></text:p>
          </table:table-cell>
          <table:table-cell table:style-name="ce5" office:value-type="date" office:date-value="2006-03-01">
            <text:p>03/01/06</text:p>
          </table:table-cell>
          <table:table-cell table:style-name="ce2" office:value-type="string">
            <text:p><text:a xlink:href="http://stats.cricinfo.com/ci/engine/match/239025.html">Test # 1785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string">
            <text:p>bowled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8344.html">Nagpur</text:a></text:p>
          </table:table-cell>
          <table:table-cell table:style-name="ce5" office:value-type="date" office:date-value="2006-03-01">
            <text:p>03/01/06</text:p>
          </table:table-cell>
          <table:table-cell table:style-name="ce2" office:value-type="string">
            <text:p><text:a xlink:href="http://stats.cricinfo.com/ci/engine/match/239025.html">Test # 1785</text:a>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4.61">
            <text:p>84.61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table:style-name="ce5" office:value-type="date" office:date-value="2006-03-09">
            <text:p>03/09/06</text:p>
          </table:table-cell>
          <table:table-cell table:style-name="ce2" office:value-type="string">
            <text:p><text:a xlink:href="http://stats.cricinfo.com/ci/engine/match/238186.html">Test # 1788</text:a></text:p>
          </table:table-cell>
        </table:table-row>
        <table:table-row table:style-name="ro1">
          <table:table-cell office:value-type="string">
            <text:p>76*</text:p>
          </table:table-cell>
          <table:table-cell office:value-type="float" office:value="149">
            <text:p>149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5.39">
            <text:p>85.39</text:p>
          </table:table-cell>
          <table:table-cell office:value-type="float" office:value="2">
            <text:p>2</text:p>
          </table:table-cell>
          <table:table-cell table:style-name="ce2" office:value-type="string">
            <text:p>not out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table:style-name="ce5" office:value-type="date" office:date-value="2006-03-09">
            <text:p>03/09/06</text:p>
          </table:table-cell>
          <table:table-cell table:style-name="ce2" office:value-type="string">
            <text:p><text:a xlink:href="http://stats.cricinfo.com/ci/engine/match/238186.html">Test # 1788</text:a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table:style-name="ce5" office:value-type="date" office:date-value="2006-03-18">
            <text:p>03/18/06</text:p>
          </table:table-cell>
          <table:table-cell table:style-name="ce2" office:value-type="string">
            <text:p><text:a xlink:href="http://stats.cricinfo.com/ci/engine/match/238187.html">Test # 1791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2" office:value-type="string">
            <text:p>lbw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table:style-name="ce5" office:value-type="date" office:date-value="2006-03-18">
            <text:p>03/18/06</text:p>
          </table:table-cell>
          <table:table-cell table:style-name="ce2" office:value-type="string">
            <text:p><text:a xlink:href="http://stats.cricinfo.com/ci/engine/match/238187.html">Test # 1791</text:a>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7.29">
            <text:p>97.29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95.html">St John's</text:a></text:p>
          </table:table-cell>
          <table:table-cell table:style-name="ce5" office:value-type="date" office:date-value="2006-06-02">
            <text:p>06/02/06</text:p>
          </table:table-cell>
          <table:table-cell table:style-name="ce2" office:value-type="string">
            <text:p><text:a xlink:href="http://stats.cricinfo.com/ci/engine/match/239920.html">Test # 1805</text:a>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0.68">
            <text:p>70.68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95.html">St John's</text:a></text:p>
          </table:table-cell>
          <table:table-cell table:style-name="ce5" office:value-type="date" office:date-value="2006-06-02">
            <text:p>06/02/06</text:p>
          </table:table-cell>
          <table:table-cell table:style-name="ce2" office:value-type="string">
            <text:p><text:a xlink:href="http://stats.cricinfo.com/ci/engine/match/239920.html">Test # 1805</text:a>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-</text:p>
          </table:table-cell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94.73">
            <text:p>94.73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518.html">Gros Islet</text:a></text:p>
          </table:table-cell>
          <table:table-cell table:style-name="ce5" office:value-type="date" office:date-value="2006-06-10">
            <text:p>06/10/06</text:p>
          </table:table-cell>
          <table:table-cell table:style-name="ce2" office:value-type="string">
            <text:p><text:a xlink:href="http://stats.cricinfo.com/ci/engine/match/239921.html">Test # 1806</text:a>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8.88">
            <text:p>68.88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21.html">Basseterre</text:a></text:p>
          </table:table-cell>
          <table:table-cell table:style-name="ce5" office:value-type="date" office:date-value="2006-06-22">
            <text:p>06/22/06</text:p>
          </table:table-cell>
          <table:table-cell table:style-name="ce2" office:value-type="string">
            <text:p><text:a xlink:href="http://stats.cricinfo.com/ci/engine/match/239922.html">Test # 1807</text:a>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-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6.66">
            <text:p>86.66</text:p>
          </table:table-cell>
          <table:table-cell office:value-type="float" office:value="2">
            <text:p>2</text:p>
          </table:table-cell>
          <table:table-cell table:style-name="ce2" office:value-type="string">
            <text:p>lbw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21.html">Basseterre</text:a></text:p>
          </table:table-cell>
          <table:table-cell table:style-name="ce5" office:value-type="date" office:date-value="2006-06-22">
            <text:p>06/22/06</text:p>
          </table:table-cell>
          <table:table-cell table:style-name="ce2" office:value-type="string">
            <text:p><text:a xlink:href="http://stats.cricinfo.com/ci/engine/match/239922.html">Test # 1807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58.html">Kingston</text:a></text:p>
          </table:table-cell>
          <table:table-cell table:style-name="ce5" office:value-type="date" office:date-value="2006-06-30">
            <text:p>06/30/06</text:p>
          </table:table-cell>
          <table:table-cell table:style-name="ce2" office:value-type="string">
            <text:p><text:a xlink:href="http://stats.cricinfo.com/ci/engine/match/239923.html">Test # 1808</text:a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.66">
            <text:p>66.66</text:p>
          </table:table-cell>
          <table:table-cell office:value-type="float" office:value="2">
            <text:p>2</text:p>
          </table:table-cell>
          <table:table-cell table:style-name="ce2" office:value-type="string">
            <text:p>lbw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58.html">Kingston</text:a></text:p>
          </table:table-cell>
          <table:table-cell table:style-name="ce5" office:value-type="date" office:date-value="2006-06-30">
            <text:p>06/30/06</text:p>
          </table:table-cell>
          <table:table-cell table:style-name="ce2" office:value-type="string">
            <text:p><text:a xlink:href="http://stats.cricinfo.com/ci/engine/match/239923.html">Test # 1808</text:a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5.38">
            <text:p>15.38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120.html">Johannesburg</text:a></text:p>
          </table:table-cell>
          <table:table-cell table:style-name="ce5" office:value-type="date" office:date-value="2006-12-15">
            <text:p>12/15/06</text:p>
          </table:table-cell>
          <table:table-cell table:style-name="ce2" office:value-type="string">
            <text:p><text:a xlink:href="http://stats.cricinfo.com/ci/engine/match/249215.html">Test # 1823</text:a>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3.79">
            <text:p>113.79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120.html">Johannesburg</text:a></text:p>
          </table:table-cell>
          <table:table-cell table:style-name="ce5" office:value-type="date" office:date-value="2006-12-15">
            <text:p>12/15/06</text:p>
          </table:table-cell>
          <table:table-cell table:style-name="ce2" office:value-type="string">
            <text:p><text:a xlink:href="http://stats.cricinfo.com/ci/engine/match/249215.html">Test # 1823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89.html">Durban</text:a></text:p>
          </table:table-cell>
          <table:table-cell table:style-name="ce5" office:value-type="date" office:date-value="2006-12-26">
            <text:p>12/26/06</text:p>
          </table:table-cell>
          <table:table-cell table:style-name="ce2" office:value-type="string">
            <text:p><text:a xlink:href="http://stats.cricinfo.com/ci/engine/match/249216.html">Test # 1825</text:a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.72">
            <text:p>72.72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89.html">Durban</text:a></text:p>
          </table:table-cell>
          <table:table-cell table:style-name="ce5" office:value-type="date" office:date-value="2006-12-26">
            <text:p>12/26/06</text:p>
          </table:table-cell>
          <table:table-cell table:style-name="ce2" office:value-type="string">
            <text:p><text:a xlink:href="http://stats.cricinfo.com/ci/engine/match/249216.html">Test # 1825</text:a>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68.html">Cape Town</text:a></text:p>
          </table:table-cell>
          <table:table-cell table:style-name="ce5" office:value-type="date" office:date-value="2007-01-02">
            <text:p>01/02/07</text:p>
          </table:table-cell>
          <table:table-cell table:style-name="ce2" office:value-type="string">
            <text:p><text:a xlink:href="http://stats.cricinfo.com/ci/engine/match/249217.html">Test # 1827</text:a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3.33">
            <text:p>133.33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68.html">Cape Town</text:a></text:p>
          </table:table-cell>
          <table:table-cell table:style-name="ce5" office:value-type="date" office:date-value="2007-01-02">
            <text:p>01/02/07</text:p>
          </table:table-cell>
          <table:table-cell table:style-name="ce2" office:value-type="string">
            <text:p><text:a xlink:href="http://stats.cricinfo.com/ci/engine/match/249217.html">Test # 1827</text:a>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90.html">Perth</text:a></text:p>
          </table:table-cell>
          <table:table-cell table:style-name="ce5" office:value-type="date" office:date-value="2008-01-16">
            <text:p>01/16/08</text:p>
          </table:table-cell>
          <table:table-cell table:style-name="ce2" office:value-type="string">
            <text:p><text:a xlink:href="http://stats.cricinfo.com/ci/engine/match/291353.html">Test # 1862</text:a>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0.49">
            <text:p>70.49</text:p>
          </table:table-cell>
          <table:table-cell office:value-type="float" office:value="2">
            <text:p>2</text:p>
          </table:table-cell>
          <table:table-cell table:style-name="ce2" office:value-type="string">
            <text:p>bowled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90.html">Perth</text:a></text:p>
          </table:table-cell>
          <table:table-cell table:style-name="ce5" office:value-type="date" office:date-value="2008-01-16">
            <text:p>01/16/08</text:p>
          </table:table-cell>
          <table:table-cell table:style-name="ce2" office:value-type="string">
            <text:p><text:a xlink:href="http://stats.cricinfo.com/ci/engine/match/291353.html">Test # 1862</text:a>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2">
            <text:p>152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293.html">Adelaide</text:a></text:p>
          </table:table-cell>
          <table:table-cell table:style-name="ce5" office:value-type="date" office:date-value="2008-01-24">
            <text:p>01/24/08</text:p>
          </table:table-cell>
          <table:table-cell table:style-name="ce2" office:value-type="string">
            <text:p><text:a xlink:href="http://stats.cricinfo.com/ci/engine/match/291354.html">Test # 1863</text:a>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54">
            <text:p>354</text:p>
          </table:table-cell>
          <table:table-cell office:value-type="float" office:value="236">
            <text:p>23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3.98">
            <text:p>63.98</text:p>
          </table:table-cell>
          <table:table-cell office:value-type="float" office:value="1">
            <text:p>1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293.html">Adelaide</text:a></text:p>
          </table:table-cell>
          <table:table-cell table:style-name="ce5" office:value-type="date" office:date-value="2008-01-24">
            <text:p>01/24/08</text:p>
          </table:table-cell>
          <table:table-cell table:style-name="ce2" office:value-type="string">
            <text:p><text:a xlink:href="http://stats.cricinfo.com/ci/engine/match/291354.html">Test # 1863</text:a>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530">
            <text:p>530</text:p>
          </table:table-cell>
          <table:table-cell office:value-type="float" office:value="304">
            <text:p>304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104.93">
            <text:p>104.93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table:style-name="ce5" office:value-type="date" office:date-value="2008-03-26">
            <text:p>03/26/08</text:p>
          </table:table-cell>
          <table:table-cell table:style-name="ce2" office:value-type="string">
            <text:p><text:a xlink:href="http://stats.cricinfo.com/ci/engine/match/332911.html">Test # 1870</text:a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2" office:value-type="string">
            <text:p>bowled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table:style-name="ce5" office:value-type="date" office:date-value="2008-04-03">
            <text:p>04/03/08</text:p>
          </table:table-cell>
          <table:table-cell table:style-name="ce2" office:value-type="string">
            <text:p><text:a xlink:href="http://stats.cricinfo.com/ci/engine/match/332912.html">Test # 1871</text:a>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2" office:value-type="string">
            <text:p>lbw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table:style-name="ce5" office:value-type="date" office:date-value="2008-04-03">
            <text:p>04/03/08</text:p>
          </table:table-cell>
          <table:table-cell table:style-name="ce2" office:value-type="string">
            <text:p><text:a xlink:href="http://stats.cricinfo.com/ci/engine/match/332912.html">Test # 1871</text:a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7.14">
            <text:p>57.14</text:p>
          </table:table-cell>
          <table:table-cell office:value-type="float" office:value="2">
            <text:p>2</text:p>
          </table:table-cell>
          <table:table-cell table:style-name="ce2" office:value-type="string">
            <text:p>lbw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8204.html">Kanpur</text:a></text:p>
          </table:table-cell>
          <table:table-cell table:style-name="ce5" office:value-type="date" office:date-value="2008-04-11">
            <text:p>04/11/08</text:p>
          </table:table-cell>
          <table:table-cell table:style-name="ce2" office:value-type="string">
            <text:p><text:a xlink:href="http://stats.cricinfo.com/ci/engine/match/332913.html">Test # 1873</text:a>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3.33">
            <text:p>183.33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8204.html">Kanpur</text:a></text:p>
          </table:table-cell>
          <table:table-cell table:style-name="ce5" office:value-type="date" office:date-value="2008-04-11">
            <text:p>04/11/08</text:p>
          </table:table-cell>
          <table:table-cell table:style-name="ce2" office:value-type="string">
            <text:p><text:a xlink:href="http://stats.cricinfo.com/ci/engine/match/332913.html">Test # 1873</text:a>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6.25">
            <text:p>156.25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8.html">Colombo (SSC)</text:a></text:p>
          </table:table-cell>
          <table:table-cell table:style-name="ce5" office:value-type="date" office:date-value="2008-07-23">
            <text:p>07/23/08</text:p>
          </table:table-cell>
          <table:table-cell table:style-name="ce2" office:value-type="string">
            <text:p><text:a xlink:href="http://stats.cricinfo.com/ci/engine/match/343729.html">Test # 1882</text:a>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6.47">
            <text:p>76.47</text:p>
          </table:table-cell>
          <table:table-cell office:value-type="float" office:value="2">
            <text:p>2</text:p>
          </table:table-cell>
          <table:table-cell table:style-name="ce2" office:value-type="string">
            <text:p>lbw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8.html">Colombo (SSC)</text:a></text:p>
          </table:table-cell>
          <table:table-cell table:style-name="ce5" office:value-type="date" office:date-value="2008-07-23">
            <text:p>07/23/08</text:p>
          </table:table-cell>
          <table:table-cell table:style-name="ce2" office:value-type="string">
            <text:p><text:a xlink:href="http://stats.cricinfo.com/ci/engine/match/343729.html">Test # 1882</text:a></text:p>
          </table:table-cell>
        </table:table-row>
        <table:table-row table:style-name="ro1">
          <table:table-cell office:value-type="string">
            <text:p>201*</text:p>
          </table:table-cell>
          <table:table-cell office:value-type="float" office:value="348">
            <text:p>348</text:p>
          </table:table-cell>
          <table:table-cell office:value-type="float" office:value="231">
            <text:p>23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87.01">
            <text:p>87.01</text:p>
          </table:table-cell>
          <table:table-cell office:value-type="float" office:value="2">
            <text:p>2</text:p>
          </table:table-cell>
          <table:table-cell table:style-name="ce2" office:value-type="string">
            <text:p>not ou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25.html">Galle</text:a></text:p>
          </table:table-cell>
          <table:table-cell table:style-name="ce5" office:value-type="date" office:date-value="2008-07-31">
            <text:p>07/31/08</text:p>
          </table:table-cell>
          <table:table-cell table:style-name="ce2" office:value-type="string">
            <text:p><text:a xlink:href="http://stats.cricinfo.com/ci/engine/match/343730.html">Test # 1884</text:a>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6.15">
            <text:p>96.15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25.html">Galle</text:a></text:p>
          </table:table-cell>
          <table:table-cell table:style-name="ce5" office:value-type="date" office:date-value="2008-07-31">
            <text:p>07/31/08</text:p>
          </table:table-cell>
          <table:table-cell table:style-name="ce2" office:value-type="string">
            <text:p><text:a xlink:href="http://stats.cricinfo.com/ci/engine/match/343730.html">Test # 1884</text:a>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3.html">Colombo (PSS)</text:a></text:p>
          </table:table-cell>
          <table:table-cell table:style-name="ce5" office:value-type="date" office:date-value="2008-08-08">
            <text:p>08/08/08</text:p>
          </table:table-cell>
          <table:table-cell table:style-name="ce2" office:value-type="string">
            <text:p><text:a xlink:href="http://stats.cricinfo.com/ci/engine/match/343731.html">Test # 1886</text:a>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7.24">
            <text:p>117.24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3.html">Colombo (PSS)</text:a></text:p>
          </table:table-cell>
          <table:table-cell table:style-name="ce5" office:value-type="date" office:date-value="2008-08-08">
            <text:p>08/08/08</text:p>
          </table:table-cell>
          <table:table-cell table:style-name="ce2" office:value-type="string">
            <text:p><text:a xlink:href="http://stats.cricinfo.com/ci/engine/match/343731.html">Test # 1886</text:a>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0.31">
            <text:p>70.31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table:style-name="ce5" office:value-type="date" office:date-value="2008-10-09">
            <text:p>10/09/08</text:p>
          </table:table-cell>
          <table:table-cell table:style-name="ce2" office:value-type="string">
            <text:p><text:a xlink:href="http://stats.cricinfo.com/ci/engine/match/345669.html">Test # 1887</text:a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.66">
            <text:p>66.66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table:style-name="ce5" office:value-type="date" office:date-value="2008-10-09">
            <text:p>10/09/08</text:p>
          </table:table-cell>
          <table:table-cell table:style-name="ce2" office:value-type="string">
            <text:p><text:a xlink:href="http://stats.cricinfo.com/ci/engine/match/345669.html">Test # 1887</text:a>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7.22">
            <text:p>97.22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table:style-name="ce5" office:value-type="date" office:date-value="2008-10-17">
            <text:p>10/17/08</text:p>
          </table:table-cell>
          <table:table-cell table:style-name="ce2" office:value-type="string">
            <text:p><text:a xlink:href="http://stats.cricinfo.com/ci/engine/match/345670.html">Test # 1889</text:a>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3">
            <text:p>183</text:p>
          </table:table-cell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3.77">
            <text:p>73.77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table:style-name="ce5" office:value-type="date" office:date-value="2008-10-17">
            <text:p>10/17/08</text:p>
          </table:table-cell>
          <table:table-cell table:style-name="ce2" office:value-type="string">
            <text:p><text:a xlink:href="http://stats.cricinfo.com/ci/engine/match/345670.html">Test # 1889</text:a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2" office:value-type="string">
            <text:p>lbw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table:style-name="ce5" office:value-type="date" office:date-value="2008-10-29">
            <text:p>10/29/08</text:p>
          </table:table-cell>
          <table:table-cell table:style-name="ce2" office:value-type="string">
            <text:p><text:a xlink:href="http://stats.cricinfo.com/ci/engine/match/345671.html">Test # 1891</text:a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4.11">
            <text:p>94.11</text:p>
          </table:table-cell>
          <table:table-cell office:value-type="float" office:value="2">
            <text:p>2</text:p>
          </table:table-cell>
          <table:table-cell table:style-name="ce2" office:value-type="string">
            <text:p>bowled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table:style-name="ce5" office:value-type="date" office:date-value="2008-10-29">
            <text:p>10/29/08</text:p>
          </table:table-cell>
          <table:table-cell table:style-name="ce2" office:value-type="string">
            <text:p><text:a xlink:href="http://stats.cricinfo.com/ci/engine/match/345671.html">Test # 1891</text:a>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5.65">
            <text:p>95.65</text:p>
          </table:table-cell>
          <table:table-cell office:value-type="float" office:value="1">
            <text:p>1</text:p>
          </table:table-cell>
          <table:table-cell table:style-name="ce2" office:value-type="string">
            <text:p>bowled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375326.html">Nagpur</text:a></text:p>
          </table:table-cell>
          <table:table-cell table:style-name="ce5" office:value-type="date" office:date-value="2008-11-06">
            <text:p>11/06/08</text:p>
          </table:table-cell>
          <table:table-cell table:style-name="ce2" office:value-type="string">
            <text:p><text:a xlink:href="http://stats.cricinfo.com/ci/engine/match/345672.html">Test # 1892</text:a>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63">
            <text:p>163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5.98">
            <text:p>85.98</text:p>
          </table:table-cell>
          <table:table-cell office:value-type="float" office:value="1">
            <text:p>1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375326.html">Nagpur</text:a></text:p>
          </table:table-cell>
          <table:table-cell table:style-name="ce5" office:value-type="date" office:date-value="2008-11-06">
            <text:p>11/06/08</text:p>
          </table:table-cell>
          <table:table-cell table:style-name="ce2" office:value-type="string">
            <text:p><text:a xlink:href="http://stats.cricinfo.com/ci/engine/match/345672.html">Test # 1892</text:a>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.25">
            <text:p>56.25</text:p>
          </table:table-cell>
          <table:table-cell office:value-type="float" office:value="2">
            <text:p>2</text:p>
          </table:table-cell>
          <table:table-cell table:style-name="ce2" office:value-type="string">
            <text:p>bowled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table:style-name="ce5" office:value-type="date" office:date-value="2008-12-11">
            <text:p>12/11/08</text:p>
          </table:table-cell>
          <table:table-cell table:style-name="ce2" office:value-type="string">
            <text:p><text:a xlink:href="http://stats.cricinfo.com/ci/engine/match/361050.html">Test # 1898</text:a>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2.05">
            <text:p>122.05</text:p>
          </table:table-cell>
          <table:table-cell office:value-type="float" office:value="2">
            <text:p>2</text:p>
          </table:table-cell>
          <table:table-cell table:style-name="ce2" office:value-type="string">
            <text:p>lbw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table:style-name="ce5" office:value-type="date" office:date-value="2008-12-11">
            <text:p>12/11/08</text:p>
          </table:table-cell>
          <table:table-cell table:style-name="ce2" office:value-type="string">
            <text:p><text:a xlink:href="http://stats.cricinfo.com/ci/engine/match/361050.html">Test # 1898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table:style-name="ce5" office:value-type="date" office:date-value="2008-12-19">
            <text:p>12/19/08</text:p>
          </table:table-cell>
          <table:table-cell table:style-name="ce2" office:value-type="string">
            <text:p><text:a xlink:href="http://stats.cricinfo.com/ci/engine/match/361051.html">Test # 1901</text:a>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" office:value-type="string">
            <text:p>run ou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table:style-name="ce5" office:value-type="date" office:date-value="2008-12-19">
            <text:p>12/19/08</text:p>
          </table:table-cell>
          <table:table-cell table:style-name="ce2" office:value-type="string">
            <text:p><text:a xlink:href="http://stats.cricinfo.com/ci/engine/match/361051.html">Test # 1901</text:a>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4.28">
            <text:p>114.28</text:p>
          </table:table-cell>
          <table:table-cell office:value-type="float" office:value="2">
            <text:p>2</text:p>
          </table:table-cell>
          <table:table-cell table:style-name="ce2" office:value-type="string">
            <text:p>run ou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31.html">Hamilton</text:a></text:p>
          </table:table-cell>
          <table:table-cell table:style-name="ce5" office:value-type="date" office:date-value="2009-03-18">
            <text:p>03/18/09</text:p>
          </table:table-cell>
          <table:table-cell table:style-name="ce2" office:value-type="string">
            <text:p><text:a xlink:href="http://stats.cricinfo.com/ci/engine/match/366628.html">Test # 1915</text:a></text:p>
          </table:table-cell>
        </table:table-row>
        <table:table-row table:style-name="ro2">
          <table:table-cell office:value-type="string">
            <text:p>DNB</text:p>
          </table:table-cell>
          <table:table-cell table:number-columns-repeated="6" office:value-type="string">
            <text:p>-</text:p>
          </table:table-cell>
          <table:table-cell table:style-name="ce2" office:value-type="string">
            <text:p>-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31.html">Hamilton</text:a></text:p>
          </table:table-cell>
          <table:table-cell table:style-name="ce5" office:value-type="date" office:date-value="2009-03-18">
            <text:p>03/18/09</text:p>
          </table:table-cell>
          <table:table-cell table:style-name="ce2" office:value-type="string">
            <text:p><text:a xlink:href="http://stats.cricinfo.com/ci/engine/match/366628.html">Test # 1915</text:a>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57.html">Napier</text:a></text:p>
          </table:table-cell>
          <table:table-cell table:style-name="ce5" office:value-type="date" office:date-value="2009-03-26">
            <text:p>03/26/09</text:p>
          </table:table-cell>
          <table:table-cell table:style-name="ce2" office:value-type="string">
            <text:p><text:a xlink:href="http://stats.cricinfo.com/ci/engine/match/386496.html">Test # 1917</text:a>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4.76">
            <text:p>104.76</text:p>
          </table:table-cell>
          <table:table-cell office:value-type="float" office:value="2">
            <text:p>2</text:p>
          </table:table-cell>
          <table:table-cell table:style-name="ce2" office:value-type="string">
            <text:p>lbw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57.html">Napier</text:a></text:p>
          </table:table-cell>
          <table:table-cell table:style-name="ce5" office:value-type="date" office:date-value="2009-03-26">
            <text:p>03/26/09</text:p>
          </table:table-cell>
          <table:table-cell table:style-name="ce2" office:value-type="string">
            <text:p><text:a xlink:href="http://stats.cricinfo.com/ci/engine/match/386496.html">Test # 1917</text:a>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4.11">
            <text:p>94.11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95.html">Wellington</text:a></text:p>
          </table:table-cell>
          <table:table-cell table:style-name="ce5" office:value-type="date" office:date-value="2009-04-03">
            <text:p>04/03/09</text:p>
          </table:table-cell>
          <table:table-cell table:style-name="ce2" office:value-type="string">
            <text:p><text:a xlink:href="http://stats.cricinfo.com/ci/engine/match/366629.html">Test # 1918</text:a>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1.42">
            <text:p>171.42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95.html">Wellington</text:a></text:p>
          </table:table-cell>
          <table:table-cell table:style-name="ce5" office:value-type="date" office:date-value="2009-04-03">
            <text:p>04/03/09</text:p>
          </table:table-cell>
          <table:table-cell table:style-name="ce2" office:value-type="string">
            <text:p><text:a xlink:href="http://stats.cricinfo.com/ci/engine/match/366629.html">Test # 1918</text:a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5.45">
            <text:p>145.45</text:p>
          </table:table-cell>
          <table:table-cell office:value-type="float" office:value="2">
            <text:p>2</text:p>
          </table:table-cell>
          <table:table-cell table:style-name="ce2" office:value-type="string">
            <text:p>lbw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table:style-name="ce5" office:value-type="date" office:date-value="2009-11-16">
            <text:p>11/16/09</text:p>
          </table:table-cell>
          <table:table-cell table:style-name="ce2" office:value-type="string">
            <text:p><text:a xlink:href="http://stats.cricinfo.com/ci/engine/match/430881.html">Test # 1933</text:a>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6.11">
            <text:p>76.11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table:style-name="ce5" office:value-type="date" office:date-value="2009-11-16">
            <text:p>11/16/09</text:p>
          </table:table-cell>
          <table:table-cell table:style-name="ce2" office:value-type="string">
            <text:p><text:a xlink:href="http://stats.cricinfo.com/ci/engine/match/430881.html">Test # 1933</text:a>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81">
            <text:p>181</text:p>
          </table:table-cell>
          <table:table-cell office:value-type="float" office:value="122">
            <text:p>12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07.37">
            <text:p>107.37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8204.html">Kanpur</text:a></text:p>
          </table:table-cell>
          <table:table-cell table:style-name="ce5" office:value-type="date" office:date-value="2009-11-24">
            <text:p>11/24/09</text:p>
          </table:table-cell>
          <table:table-cell table:style-name="ce2" office:value-type="string">
            <text:p><text:a xlink:href="http://stats.cricinfo.com/ci/engine/match/430882.html">Test # 1935</text:a>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66">
            <text:p>366</text:p>
          </table:table-cell>
          <table:table-cell office:value-type="float" office:value="254">
            <text:p>254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15.35">
            <text:p>115.35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8317.html">Mumbai (BS)</text:a></text:p>
          </table:table-cell>
          <table:table-cell table:style-name="ce5" office:value-type="date" office:date-value="2009-12-02">
            <text:p>12/02/09</text:p>
          </table:table-cell>
          <table:table-cell table:style-name="ce2" office:value-type="string">
            <text:p><text:a xlink:href="http://stats.cricinfo.com/ci/engine/match/430883.html">Test # 1937</text:a>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1.96">
            <text:p>101.96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1">
            <text:p>1</text:p>
          </table:table-cell>
          <table:table-cell table:style-name="ce2"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56658.html">Chittagong</text:a></text:p>
          </table:table-cell>
          <table:table-cell table:style-name="ce5" office:value-type="date" office:date-value="2010-01-17">
            <text:p>01/17/10</text:p>
          </table:table-cell>
          <table:table-cell table:style-name="ce2" office:value-type="string">
            <text:p><text:a xlink:href="http://stats.cricinfo.com/ci/engine/match/434256.html">Test # 1949</text:a>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7.58">
            <text:p>77.58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56658.html">Chittagong</text:a></text:p>
          </table:table-cell>
          <table:table-cell table:style-name="ce5" office:value-type="date" office:date-value="2010-01-17">
            <text:p>01/17/10</text:p>
          </table:table-cell>
          <table:table-cell table:style-name="ce2" office:value-type="string">
            <text:p><text:a xlink:href="http://stats.cricinfo.com/ci/engine/match/434256.html">Test # 1949</text:a>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8.88">
            <text:p>88.88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236761.html">Dhaka</text:a></text:p>
          </table:table-cell>
          <table:table-cell table:style-name="ce5" office:value-type="date" office:date-value="2010-01-24">
            <text:p>01/24/10</text:p>
          </table:table-cell>
          <table:table-cell table:style-name="ce2" office:value-type="string">
            <text:p><text:a xlink:href="http://stats.cricinfo.com/ci/engine/match/434257.html">Test # 1950</text:a></text:p>
          </table:table-cell>
        </table:table-row>
        <table:table-row table:style-name="ro1">
          <table:table-cell office:value-type="string">
            <text:p>0*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not out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236761.html">Dhaka</text:a></text:p>
          </table:table-cell>
          <table:table-cell table:style-name="ce5" office:value-type="date" office:date-value="2010-01-24">
            <text:p>01/24/10</text:p>
          </table:table-cell>
          <table:table-cell table:style-name="ce2" office:value-type="string">
            <text:p><text:a xlink:href="http://stats.cricinfo.com/ci/engine/match/434257.html">Test # 1950</text:a>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2">
            <text:p>212</text:p>
          </table:table-cell>
          <table:table-cell office:value-type="float" office:value="139">
            <text:p>13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8.41">
            <text:p>78.41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375326.html">Nagpur</text:a></text:p>
          </table:table-cell>
          <table:table-cell table:style-name="ce5" office:value-type="date" office:date-value="2010-02-06">
            <text:p>02/06/10</text:p>
          </table:table-cell>
          <table:table-cell table:style-name="ce2" office:value-type="string">
            <text:p><text:a xlink:href="http://stats.cricinfo.com/ci/engine/match/441825.html">Test # 1951</text:a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4.21">
            <text:p>84.21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375326.html">Nagpur</text:a></text:p>
          </table:table-cell>
          <table:table-cell table:style-name="ce5" office:value-type="date" office:date-value="2010-02-06">
            <text:p>02/06/10</text:p>
          </table:table-cell>
          <table:table-cell table:style-name="ce2" office:value-type="string">
            <text:p><text:a xlink:href="http://stats.cricinfo.com/ci/engine/match/441825.html">Test # 1951</text:a>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25">
            <text:p>325</text:p>
          </table:table-cell>
          <table:table-cell office:value-type="float" office:value="174">
            <text:p>17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94.82">
            <text:p>94.82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table:style-name="ce5" office:value-type="date" office:date-value="2010-02-14">
            <text:p>02/14/10</text:p>
          </table:table-cell>
          <table:table-cell table:style-name="ce2" office:value-type="string">
            <text:p><text:a xlink:href="http://stats.cricinfo.com/ci/engine/match/441826.html">Test # 1952</text:a>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5">
            <text:p>175</text:p>
          </table:table-cell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2.37">
            <text:p>92.37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25.html">Galle</text:a></text:p>
          </table:table-cell>
          <table:table-cell table:style-name="ce5" office:value-type="date" office:date-value="2010-07-18">
            <text:p>07/18/10</text:p>
          </table:table-cell>
          <table:table-cell table:style-name="ce2" office:value-type="string">
            <text:p><text:a xlink:href="http://stats.cricinfo.com/ci/engine/match/456669.html">Test # 1964</text:a>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3.33">
            <text:p>103.33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3">
            <text:p>3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25.html">Galle</text:a></text:p>
          </table:table-cell>
          <table:table-cell table:style-name="ce5" office:value-type="date" office:date-value="2010-07-18">
            <text:p>07/18/10</text:p>
          </table:table-cell>
          <table:table-cell table:style-name="ce2" office:value-type="string">
            <text:p><text:a xlink:href="http://stats.cricinfo.com/ci/engine/match/456669.html">Test # 1964</text:a>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6">
            <text:p>186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8.01">
            <text:p>98.01</text:p>
          </table:table-cell>
          <table:table-cell office:value-type="float" office:value="2">
            <text:p>2</text:p>
          </table:table-cell>
          <table:table-cell table:style-name="ce2" office:value-type="string">
            <text:p>stumped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8.html">Colombo (SSC)</text:a></text:p>
          </table:table-cell>
          <table:table-cell table:style-name="ce5" office:value-type="date" office:date-value="2010-07-26">
            <text:p>07/26/10</text:p>
          </table:table-cell>
          <table:table-cell table:style-name="ce2" office:value-type="string">
            <text:p><text:a xlink:href="http://stats.cricinfo.com/ci/engine/match/456670.html">Test # 1966</text:a>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4">
            <text:p>194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3.8">
            <text:p>103.8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2">
            <text:p>2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3.html">Colombo (PSS)</text:a></text:p>
          </table:table-cell>
          <table:table-cell table:style-name="ce5" office:value-type="date" office:date-value="2010-08-03">
            <text:p>08/03/10</text:p>
          </table:table-cell>
          <table:table-cell table:style-name="ce2" office:value-type="string">
            <text:p><text:a xlink:href="http://stats.cricinfo.com/ci/engine/match/456671.html">Test # 1968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string">
            <text:p>caught</text:p>
          </table:table-cell>
          <table:table-cell office:value-type="float" office:value="4">
            <text:p>4</text:p>
          </table:table-cell>
          <table:table-cell table:style-name="ce2"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3.html">Colombo (PSS)</text:a></text:p>
          </table:table-cell>
          <table:table-cell table:style-name="ce5" office:value-type="date" office:date-value="2010-08-03">
            <text:p>08/03/10</text:p>
          </table:table-cell>
          <table:table-cell table:style-name="ce2" office:value-type="string">
            <text:p><text:a xlink:href="http://stats.cricinfo.com/ci/engine/match/456671.html">Test # 1968</text:a></text:p>
          </table:table-cell>
        </table:table-row>
        <table:table-row table:style-name="ro3" table:number-rows-repeated="146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9">08/19/2010</text:date>, <text:time>22:4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hijit Dasgupta</meta:initial-creator>
    <meta:creation-date>2010-08-19T22:38:17</meta:creation-date>
    <dc:date>2010-08-19T22:40:27</dc:date>
    <dc:creator>Abhijit Dasgupta</dc:creator>
    <meta:editing-duration>PT00H02M11S</meta:editing-duration>
    <meta:editing-cycles>1</meta:editing-cycles>
    <meta:document-statistic meta:table-count="3" meta:cell-count="1832" meta:object-count="2"/>
    <meta:generator>OpenOffice.org/3.1$Unix OpenOffice.org_project/310m19$Build-9420</meta:generator>
  </office:meta>
</office:document-meta>
</file>